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598fe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598fe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598fe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598fe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598fe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598fe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598fe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598fe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598fe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598fe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598fe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598fe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598fe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598fe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598fe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598fe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598fe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Angelo Emil Faria Chaviel 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7/9/2010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39858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2D0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Elika Dayana Chaviel Rondón 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6808608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57.66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9" meta:character-count="1164" meta:non-whitespace-character-count="995"/>
    <meta:template xlink:type="simple" xlink:actuate="onRequest" xlink:title="Normal" xlink:href=""/>
  </office:meta>
</office:document-meta>
</file>